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884cm"/>
    </style:style>
    <style:style style:name="co5" style:family="table-column">
      <style:table-column-properties fo:break-before="auto" style:column-width="4.0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1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1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1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1">
          <table:table-cell office:value-type="string">
            <text:p>correct samples</text:p>
          </table:table-cell>
          <table:table-cell office:value-type="string">
            <text:p><text:s/>17</text:p>
          </table:table-cell>
          <table:table-cell table:number-columns-repeated="1022"/>
        </table:table-row>
        <table:table-row table:style-name="ro1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1">
          <table:table-cell office:value-type="string">
            <text:p>Summary simple LLM</text:p>
          </table:table-cell>
          <table:table-cell office:value-type="string">
            <text:p><text:s/>0.2125</text:p>
          </table:table-cell>
          <table:table-cell table:number-columns-repeated="1022"/>
        </table:table-row>
        <table:table-row table:style-name="ro1">
          <table:table-cell office:value-type="string">
            <text:p>Summary LLM</text:p>
          </table:table-cell>
          <table:table-cell office:value-type="string">
            <text:p><text:s/>0.04249999999999999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31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38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387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2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6:48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19T16:48:10.74</dc:date>
    <dc:creator>W. Pahl</dc:creator>
    <meta:editing-duration>PT35M13S</meta:editing-duration>
    <meta:editing-cycles>11</meta:editing-cycles>
    <meta:generator>OpenOffice/4.1.15$Win32 OpenOffice.org_project/4115m2$Build-9813</meta:generator>
    <meta:document-statistic meta:table-count="3" meta:cell-count="672" meta:object-count="0"/>
  </office:meta>
</office:document-meta>
</file>